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457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/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Song Title</text:p>
          </table:table-cell>
          <table:table-cell table:style-name="ce1" table:number-columns-repeated="1020"/>
        </table:table-row>
        <table:table-row table:style-name="ro1">
          <table:table-cell/>
          <table:table-cell table:style-name="ce2" office:value-type="date" office:date-value="2009-11-08">
            <text:p>11/08/09</text:p>
          </table:table-cell>
          <table:table-cell office:value-type="float" office:value="1">
            <text:p>1</text:p>
          </table:table-cell>
          <table:table-cell office:value-type="string">
            <text:p>Row Your Boat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09-11-08">
            <text:p>11/08/09</text:p>
          </table:table-cell>
          <table:table-cell office:value-type="float" office:value="1">
            <text:p>1</text:p>
          </table:table-cell>
          <table:table-cell office:value-type="string">
            <text:p>Aiken Drum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09-11-08">
            <text:p>11/08/09</text:p>
          </table:table-cell>
          <table:table-cell office:value-type="float" office:value="1">
            <text:p>1</text:p>
          </table:table-cell>
          <table:table-cell office:value-type="string">
            <text:p>All The Pretty Little Horse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09-11-08">
            <text:p>11/08/09</text:p>
          </table:table-cell>
          <table:table-cell office:value-type="float" office:value="0.5">
            <text:p>0.5</text:p>
          </table:table-cell>
          <table:table-cell office:value-type="string">
            <text:p>Ants Go Marching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09-11-08">
            <text:p>11/08/09</text:p>
          </table:table-cell>
          <table:table-cell office:value-type="float" office:value="0.25">
            <text:p>0.25</text:p>
          </table:table-cell>
          <table:table-cell office:value-type="string">
            <text:p>Ahtcha Patch Notcha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formula="of:=SUM([.C2:.C15])" office:value-type="float" office:value="3.75">
            <text:p>3.7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currency" office:currency="USD" office:value="25">
            <text:p>$25.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16]*[.C17]" office:value-type="currency" office:currency="USD" office:value="93.75">
            <text:p>$93.75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8">11/08/2009</text:date>, <text:time>21:0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8T21:05:19</meta:creation-date>
    <dc:date>2009-11-08T21:08:54</dc:date>
    <meta:editing-duration>PT00H03M36S</meta:editing-duration>
    <meta:editing-cycles>1</meta:editing-cycles>
    <meta:document-statistic meta:table-count="3" meta:cell-count="21" meta:object-count="0"/>
    <meta:generator>OpenOffice.org/3.0$Linux OpenOffice.org_project/300m15$Build-9379</meta:generator>
  </office:meta>
</office:document-meta>
</file>